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Trebuchet MS" fo:font-size="18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9.8999996185302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style:writing-mode="lr-tb"/>
      <style:text-properties fo:font-weight="normal"/>
    </style:style>
    <style:style style:name="P6" style:family="paragraph" style:parent-style-name="Text_20_body">
      <style:paragraph-properties fo:margin-top="0in" fo:margin-bottom="0in" fo:line-height="114%" style:writing-mode="lr-tb"/>
    </style:style>
    <style:style style:name="P7" style:family="paragraph" style:parent-style-name="Text_20_body" style:list-style-name="L1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9999961853027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font-name="Arial1" fo:font-size="9.89999961853027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9.89999961853027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9.89999961853027pt" fo:font-style="normal" style:text-underline-style="none" fo:font-weight="normal" style:text-blinking="false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-716f210-1831-a003-ae2f-ac58eb77c4c2"/>LAB 3.a: Templates</text:p>
      <text:p text:style-name="P4">In this lab, we will apply a templating library. </text:p>
      <text:p text:style-name="P5"><text:span text:style-name="T1">We will be using </text:span><text:span text:style-name="T2">List.js </text:span><text:span text:style-name="T1">but this is not an endorsement, just the one we chose this time.</text:span></text:p>
      <text:p text:style-name="Text_20_body"/>
      <text:list xml:id="list1502535656316243601" text:style-name="L1">
        <text:list-item>
          <text:p text:style-name="P7"><text:span text:style-name="T4">Currently the view and data in the </text:span><text:span text:style-name="T5">app3.ts</text:span><text:span text:style-name="T4"> file are 'hard coded' to sample fields.</text:span></text:p>
        </text:list-item>
        <text:list-item>
          <text:p text:style-name="P7"><text:span text:style-name="T4">The example </text:span><text:span text:style-name="T5">toDo.html</text:span><text:span text:style-name="T4"> in the ROOT folder has working code to select 'all' todo items</text:span></text:p>
        </text:list-item>
        <text:list-item>
          <text:p text:style-name="P7"><text:span text:style-name="T4">In the </text:span><text:span text:style-name="T5">app3.ts</text:span><text:span text:style-name="T4"> file grab the data from the select and map it to the template.</text:span></text:p>
        </text:list-item>
      </text:list>
      <text:p text:style-name="P2"><text:line-break/></text:p>
      <text:p text:style-name="P3">Lab 3.b: Classes</text:p>
      <text:p text:style-name="P6"><text:span text:style-name="T3">There is a class for FirstPg to forward to the listTmpl (the first view)</text:span></text:p>
      <text:p text:style-name="P6"><text:span text:style-name="T3"/></text:p>
      <text:p text:style-name="P4">Make pg2 a class which will load view2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6:11:48.19</meta:creation-date>
    <meta:generator>OpenOffice.org/3.4.1$Unix OpenOffice.org_project/341m1$Build-9593</meta:generator>
    <dc:date>2013-07-25T16:37:40</dc:date>
    <meta:editing-duration>PT24M16S</meta:editing-duration>
    <meta:editing-cycles>3</meta:editing-cycles>
    <meta:document-statistic meta:table-count="0" meta:image-count="0" meta:object-count="0" meta:page-count="1" meta:paragraph-count="11" meta:word-count="104" meta:character-count="533"/>
  </office:meta>
</office:document-meta>
</file>